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6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Exclude Unwanted Files in GIT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Find all Hidden files in GIT Repo<text:line-break/>ls -al<text:line-break/></text:p>
              </text:list-item>
              <text:list-item>
                <text:p text:style-name="P4">Create .gitignore file 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GIT Ignore Pattern Example<text:line-break/><text:line-break/>Specific File : TestFile.txt<text:line-break/>File Pattern : *.txt<text:line-break/>Folder : TestResources/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4-04T09:25:37.227119051</dc:date>
    <meta:editing-duration>PT10H52M20S</meta:editing-duration>
    <meta:editing-cycles>32</meta:editing-cycles>
    <meta:generator>LibreOffice/5.1.6.2$Linux_X86_64 LibreOffice_project/10m0$Build-2</meta:generator>
    <meta:document-statistic meta:object-count="53"/>
  </office:meta>
</office:document-meta>
</file>